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B000000DAA600A80E.png" manifest:media-type="image/png"/>
  <manifest:file-entry manifest:full-path="Pictures/100000000000033C00000055FD9E9E16.png" manifest:media-type="image/png"/>
  <manifest:file-entry manifest:full-path="Pictures/100000000000033B000000C2250A645B.png" manifest:media-type="image/png"/>
  <manifest:file-entry manifest:full-path="Pictures/1000000000000277000000DAB8D213C5.png" manifest:media-type="image/png"/>
  <manifest:file-entry manifest:full-path="Pictures/100000000000031A00000054D17A79D6.png" manifest:media-type="image/png"/>
  <manifest:file-entry manifest:full-path="Pictures/100000000000031E00000063293DBB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1.949cm" svg:x="1.001cm" svg:y="1.551cm">
          <draw:image xlink:href="Pictures/100000000000033C00000055FD9E9E16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5.427cm" svg:x="1.251cm" svg:y="11.75cm">
          <draw:image xlink:href="Pictures/10000000000002FB000000DAA600A80E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4.456cm" svg:x="1cm" svg:y="12.794cm">
          <draw:image xlink:href="Pictures/100000000000033B000000C2250A645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009cm" svg:x="1.001cm" svg:y="1.25cm">
          <draw:image xlink:href="Pictures/100000000000031A00000054D17A79D6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6.694cm" svg:height="5.767cm" svg:x="1cm" svg:y="1.75cm">
          <draw:image xlink:href="Pictures/1000000000000277000000DAB8D213C5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355cm" svg:x="1cm" svg:y="15.395cm">
          <draw:image xlink:href="Pictures/100000000000031E00000063293DBBF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8:36:24.590000000</meta:creation-date>
    <dc:date>2024-03-15T20:17:13.776000000</dc:date>
    <meta:editing-duration>PT18M54S</meta:editing-duration>
    <meta:editing-cycles>1</meta:editing-cycles>
    <meta:document-statistic meta:object-count="6"/>
    <meta:generator>LibreOffice/24.2.1.2$Windows_X86_64 LibreOffice_project/db4def46b0453cc22e2d0305797cf981b68ef5ac</meta:generator>
  </office:meta>
</office:document-meta>
</file>